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"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" fo:font-size="20pt" style:font-size-asian="20pt" style:font-size-complex="20pt"/>
    </style:style>
    <style:style style:name="P5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text-properties style:font-name="Segoe UI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302cm" svg:x="1.524cm" svg:y="0.762cm">
          <draw:text-box>
            <text:p text:style-name="P1"><text:span text:style-name="T1">Hymn #885</text:span></text:p>
            <text:p text:style-name="P1"><text:span text:style-name="T2">“</text:span><text:span text:style-name="T2">I Lie, O Lord, within Your Ca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011cm" svg:x="1.524cm" svg:y="0.762cm">
          <draw:text-box>
            <text:p text:style-name="P1"><text:span text:style-name="T3">1.</text:span><text:span text:style-name="T4"> I lie, O Lord, within Your care,</text:span></text:p>
            <text:p text:style-name="P1"><text:span text:style-name="T4">Awake or when I’m sleeping.</text:span></text:p>
            <text:p text:style-name="P1"><text:span text:style-name="T4">Whoever trusts in Your strong arms</text:span></text:p>
            <text:p text:style-name="P1"><text:span text:style-name="T4">Is safe within Your keep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384cm" svg:height="7.011cm" svg:x="1.524cm" svg:y="0.762cm">
          <draw:text-box>
            <text:p text:style-name="P1"><text:span text:style-name="T3"><text:s/></text:span><text:span text:style-name="T3">2.</text:span><text:span text:style-name="T4"> Lord, You alone keep constant watch;</text:span></text:p>
            <text:p text:style-name="P1"><text:span text:style-name="T4">My restless heart You quiet.</text:span></text:p>
            <text:p text:style-name="P1"><text:span text:style-name="T4">When darkness fills the night with fear,</text:span></text:p>
            <text:p text:style-name="P1"><text:span text:style-name="T4">I will by faith defy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384cm" svg:height="7.366cm" svg:x="1.524cm" svg:y="0.762cm">
          <draw:text-box>
            <text:p text:style-name="P1"><text:span text:style-name="T5">3.</text:span><text:span text:style-name="T6"> When shadows fall, I will not dwell</text:span></text:p>
            <text:p text:style-name="P1"><text:span text:style-name="T6">On troubles that distress me,</text:span></text:p>
            <text:p text:style-name="P1"><text:span text:style-name="T6">Nor let some painful memory</text:span></text:p>
            <text:p text:style-name="P1"><text:span text:style-name="T6">Embitter and oppress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384cm" svg:height="7.011cm" svg:x="1.778cm" svg:y="0.762cm">
          <draw:text-box>
            <text:p text:style-name="P5"><text:span text:style-name="T5">4.</text:span><text:span text:style-name="T6"> It is enough that You are near;</text:span></text:p>
            <text:p text:style-name="P5"><text:span text:style-name="T6">I need not now discover</text:span></text:p>
            <text:p text:style-name="P5"><text:span text:style-name="T6">What hidden plans You have for me,</text:span></text:p>
            <text:p text:style-name="P5"><text:span text:style-name="T6">My future’s path unco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384cm" svg:height="7.011cm" svg:x="1.524cm" svg:y="0.762cm">
          <draw:text-box>
            <text:p text:style-name="P1"><text:span text:style-name="T5">5.</text:span><text:span text:style-name="T6"> Tomorrow’s road I cannot trace</text:span></text:p>
            <text:p text:style-name="P1"><text:span text:style-name="T6">Nor know what ills will meet me.</text:span></text:p>
            <text:p text:style-name="P1"><text:span text:style-name="T6">You only ask that I be still</text:span></text:p>
            <text:p text:style-name="P1"><text:span text:style-name="T6">And trust You there will gree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4.384cm" svg:height="7.011cm" svg:x="1.524cm" svg:y="0.762cm">
          <draw:text-box>
            <text:p text:style-name="P1"><text:span text:style-name="T5">6.</text:span><text:span text:style-name="T6"> Each dawning day to which I wake</text:span></text:p>
            <text:p text:style-name="P1"><text:span text:style-name="T6">Will show Your hand still guiding</text:span></text:p>
            <text:p text:style-name="P1"><text:span text:style-name="T6">And ev’ry good my life requires</text:span></text:p>
            <text:p text:style-name="P1"><text:span text:style-name="T6">Your grace again provi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2" draw:layer="layout" svg:width="25.4cm" svg:height="7.132cm" svg:x="1.128cm" svg:y="0.996cm">
          <draw:text-box>
            <text:p text:style-name="P1"><text:span text:style-name="T5">7.</text:span><text:span text:style-name="T6"> Though troubles still may cloud the sky,</text:span></text:p>
            <text:p text:style-name="P1"><text:span text:style-name="T6">“</text:span><text:span text:style-name="T6">l see beyond them shining</text:span></text:p>
            <text:p text:style-name="P1"><text:span text:style-name="T6">A light to show some hidden way- </text:span></text:p>
            <text:p text:style-name="P1"><text:span text:style-name="T6">A way of Your desig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2" draw:layer="layout" svg:width="25.654cm" svg:height="12.58cm" svg:x="1.27cm" svg:y="0.762cm">
          <draw:text-box>
            <text:p text:style-name="P1"><text:span text:style-name="T5">8.</text:span><text:span text:style-name="T6"> </text:span><text:span text:style-name="T7">Since You have gently touched my eyes,</text:span></text:p>
            <text:p text:style-name="P1"><text:span text:style-name="T6">I’ll sleep through tears of sorrow.</text:span></text:p>
            <text:p text:style-name="P1"><text:span text:style-name="T7">Though long the night, my God, my friend,</text:span></text:p>
            <text:p text:style-name="P1"><text:span text:style-name="T6">Will be my guide tomorrow.</text:span></text:p>
            <text:p text:style-name="P7"><text:span text:style-name="T8"/></text:p>
            <text:p text:style-name="P7"><text:span text:style-name="T8"/></text:p>
            <text:p text:style-name="P7"><text:span text:style-name="T9"><text:s text:c="10"/></text:span><text:span text:style-name="T9">2000 GIA Publications, Inc.</text:span></text:p>
            <text:p text:style-name="P7"><text:span text:style-name="T9"><text:s text:c="10"/></text:span><text:span text:style-name="T9">Used by permission:</text:span></text:p>
            <text:p text:style-name="P7"><text:span text:style-name="T9"><text:s text:c="10"/></text:span><text:span text:style-name="T9">LSB Hymn License</text:span></text:p>
            <text:p text:style-name="P7"><text:span text:style-name="T9"><text:s text:c="10"/></text:span><text:span text:style-name="T9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34:22.259000000</meta:creation-date>
    <dc:date>2017-03-07T14:08:51.862000000</dc:date>
    <meta:editing-duration>PT47S</meta:editing-duration>
    <meta:editing-cycles>2</meta:editing-cycles>
    <meta:generator>LibreOffice/5.2.5.1$Windows_X86_64 LibreOffice_project/0312e1a284a7d50ca85a365c316c7abbf20a4d22</meta:generator>
    <meta:document-statistic meta:object-count="48"/>
  </office:meta>
</office:document-meta>
</file>